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0C0000000C25FFED117A30CAE7.png" manifest:media-type="image/png"/>
  <manifest:file-entry manifest:full-path="Pictures/100002000000000C0000000C557A3E96748616A3.png" manifest:media-type="image/png"/>
  <manifest:file-entry manifest:full-path="Pictures/100002010000031700000047835667A0541BE06C.png" manifest:media-type="image/png"/>
  <manifest:file-entry manifest:full-path="Pictures/100E7E90000051BF00000758612328FE2BD67474.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Tahoma"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9965in" table:align="left" style:writing-mode="lr-tb"/>
    </style:style>
    <style:style style:name="Table2.A" style:family="table-column">
      <style:table-column-properties style:column-width="0.9375in"/>
    </style:style>
    <style:style style:name="Table2.B" style:family="table-column">
      <style:table-column-properties style:column-width="6.05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rsid="001baafa" officeooo:paragraph-rsid="005201cc"/>
    </style:style>
    <style:style style:name="P2" style:family="paragraph" style:parent-style-name="JHEP_20_Body">
      <style:text-properties officeooo:paragraph-rsid="005bd01d"/>
    </style:style>
    <style:style style:name="P3" style:family="paragraph" style:parent-style-name="JHEP_20_Body">
      <style:text-properties fo:language="en" fo:country="none" officeooo:rsid="0054635a" officeooo:paragraph-rsid="005eaebb" style:font-name-asian="Times New Roman"/>
    </style:style>
    <style:style style:name="P4" style:family="paragraph" style:parent-style-name="JHEP_20_Body">
      <style:text-properties officeooo:paragraph-rsid="0069f8b4"/>
    </style:style>
    <style:style style:name="P5" style:family="paragraph" style:parent-style-name="JHEP_20_Body">
      <style:text-properties officeooo:paragraph-rsid="006d0076"/>
    </style:style>
    <style:style style:name="P6" style:family="paragraph" style:parent-style-name="JHEP_20_Body">
      <style:text-properties officeooo:rsid="006d0076" officeooo:paragraph-rsid="006d0076"/>
    </style:style>
    <style:style style:name="P7" style:family="paragraph" style:parent-style-name="Heading_20_2">
      <style:text-properties fo:language="en" fo:country="none"/>
    </style:style>
    <style:style style:name="P8" style:family="paragraph" style:parent-style-name="Heading_20_2">
      <style:text-properties fo:language="en" fo:country="none" style:font-name-asian="Times New Roman"/>
    </style:style>
    <style:style style:name="P9" style:family="paragraph" style:parent-style-name="Heading_20_2">
      <style:text-properties fo:language="en" fo:country="none" officeooo:paragraph-rsid="005eaebb" style:font-name-asian="Times New Roman"/>
    </style:style>
    <style:style style:name="P10" style:family="paragraph" style:parent-style-name="Heading_20_2">
      <style:text-properties fo:language="en" fo:country="none" officeooo:paragraph-rsid="005fe3f5" style:font-name-asian="Times New Roman"/>
    </style:style>
    <style:style style:name="P11" style:family="paragraph" style:parent-style-name="Heading_20_2">
      <style:text-properties fo:language="en" fo:country="none" officeooo:rsid="0054635a" officeooo:paragraph-rsid="0054635a" style:font-name-asian="Times New Roman"/>
    </style:style>
    <style:style style:name="P12" style:family="paragraph" style:parent-style-name="Heading_20_2">
      <style:text-properties officeooo:paragraph-rsid="005eaebb"/>
    </style:style>
    <style:style style:name="P13" style:family="paragraph" style:parent-style-name="Course_20_Name">
      <style:text-properties fo:language="en" fo:country="none"/>
    </style:style>
    <style:style style:name="P14" style:family="paragraph" style:parent-style-name="Table_20_Contents">
      <style:text-properties fo:font-size="11pt" officeooo:rsid="00530451" officeooo:paragraph-rsid="00530451"/>
    </style:style>
    <style:style style:name="P15" style:family="paragraph" style:parent-style-name="Table_20_Contents">
      <style:text-properties fo:font-size="11pt" officeooo:rsid="00569346" officeooo:paragraph-rsid="00569346"/>
    </style:style>
    <style:style style:name="P16" style:family="paragraph" style:parent-style-name="Table_20_Contents">
      <style:text-properties fo:font-size="11pt" officeooo:rsid="005869f8" officeooo:paragraph-rsid="005869f8"/>
    </style:style>
    <style:style style:name="P17" style:family="paragraph" style:parent-style-name="Table_20_Contents">
      <style:text-properties fo:font-size="11pt" officeooo:rsid="0059aa6b" officeooo:paragraph-rsid="006bcaec"/>
    </style:style>
    <style:style style:name="P18" style:family="paragraph" style:parent-style-name="Table_20_Contents">
      <style:text-properties fo:font-size="11pt" officeooo:rsid="006bcaec" officeooo:paragraph-rsid="006bcaec"/>
    </style:style>
    <style:style style:name="P19" style:family="paragraph" style:parent-style-name="Table_20_Contents">
      <style:text-properties style:font-name="Tahoma" fo:font-size="11pt" officeooo:rsid="00569346" officeooo:paragraph-rsid="005eb302"/>
    </style:style>
    <style:style style:name="P20" style:family="paragraph" style:parent-style-name="Table_20_Contents">
      <style:text-properties style:font-name="Tahoma" fo:font-size="11pt" officeooo:rsid="00569346" officeooo:paragraph-rsid="00569346"/>
    </style:style>
    <style:style style:name="P21" style:family="paragraph" style:parent-style-name="Table_20_Contents">
      <style:text-properties style:font-name="Tahoma" fo:font-size="11pt" officeooo:rsid="00569346" officeooo:paragraph-rsid="0068e28c"/>
    </style:style>
    <style:style style:name="P22" style:family="paragraph" style:parent-style-name="Table_20_Contents">
      <style:text-properties style:font-name="Tahoma" fo:font-size="11pt" officeooo:rsid="00530451" officeooo:paragraph-rsid="00530451"/>
    </style:style>
    <style:style style:name="P23" style:family="paragraph" style:parent-style-name="Table_20_Contents">
      <style:text-properties style:font-name="Tahoma" fo:font-size="11pt" officeooo:rsid="00215412" officeooo:paragraph-rsid="00215412"/>
    </style:style>
    <style:style style:name="P24" style:family="paragraph" style:parent-style-name="Table_20_Contents">
      <style:text-properties style:font-name="Tahoma" fo:font-size="11pt" fo:font-weight="normal" officeooo:rsid="0068417e" officeooo:paragraph-rsid="0068417e" style:font-weight-asian="normal" style:font-weight-complex="normal"/>
    </style:style>
    <style:style style:name="P25" style:family="paragraph" style:parent-style-name="Table_20_Contents">
      <style:text-properties style:font-name="Tahoma" fo:font-size="11pt" officeooo:rsid="0068417e" officeooo:paragraph-rsid="0068417e" style:font-name-asian="Times New Roman"/>
    </style:style>
    <style:style style:name="P26" style:family="paragraph" style:parent-style-name="Table_20_Contents">
      <style:text-properties officeooo:paragraph-rsid="0068417e"/>
    </style:style>
    <style:style style:name="P27" style:family="paragraph" style:parent-style-name="Table_20_Contents">
      <style:text-properties style:text-line-through-style="none" style:text-line-through-type="none" style:font-name="Tahoma" fo:font-size="11pt" officeooo:rsid="00530451" officeooo:paragraph-rsid="00530451"/>
    </style:style>
    <style:style style:name="P28" style:family="paragraph" style:parent-style-name="Table_20_Contents">
      <style:text-properties style:text-line-through-style="none" style:text-line-through-type="none" style:font-name="Tahoma" fo:font-size="11pt" fo:font-weight="normal" officeooo:rsid="005eb302" officeooo:paragraph-rsid="0068e28c" style:font-weight-asian="normal" style:font-weight-complex="normal"/>
    </style:style>
    <style:style style:name="P29" style:family="paragraph" style:parent-style-name="Standard">
      <style:text-properties officeooo:paragraph-rsid="005fdb0b"/>
    </style:style>
    <style:style style:name="P30" style:family="paragraph" style:parent-style-name="Text_20_body">
      <style:text-properties style:font-name="Calibri" fo:font-size="11pt" officeooo:rsid="002011d1" officeooo:paragraph-rsid="0068417e"/>
    </style:style>
    <style:style style:name="P31" style:family="paragraph" style:parent-style-name="Text_20_body">
      <style:text-properties officeooo:paragraph-rsid="00325531"/>
    </style:style>
    <style:style style:name="P32" style:family="paragraph" style:parent-style-name="Title" style:master-page-name="Standard">
      <style:paragraph-properties style:page-number="auto"/>
      <style:text-properties fo:language="en" fo:country="none"/>
    </style:style>
    <style:style style:name="P33" style:family="paragraph" style:parent-style-name="Table_20_Contents">
      <style:text-properties fo:font-size="11pt" fo:font-weight="normal" officeooo:rsid="0068417e" officeooo:paragraph-rsid="006fffc9" style:font-weight-asian="normal" style:font-weight-complex="normal"/>
    </style:style>
    <style:style style:name="P34" style:family="paragraph" style:parent-style-name="List_20_Paragraph" style:list-style-name="WWNum19"/>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baafa"/>
    </style:style>
    <style:style style:name="T4" style:family="text">
      <style:text-properties fo:color="#000000" officeooo:rsid="005201cc"/>
    </style:style>
    <style:style style:name="T5" style:family="text">
      <style:text-properties fo:color="#000000" style:font-name="Tahoma" fo:font-size="10pt" officeooo:rsid="005201cc" style:font-size-asian="10pt" style:font-size-complex="10pt"/>
    </style:style>
    <style:style style:name="T6" style:family="text">
      <style:text-properties fo:color="#000000" style:font-name="Tahoma" fo:font-size="10pt" officeooo:rsid="005d3d6b" style:font-size-asian="10pt" style:font-size-complex="10pt"/>
    </style:style>
    <style:style style:name="T7" style:family="text">
      <style:text-properties fo:color="#000000" officeooo:rsid="00665756"/>
    </style:style>
    <style:style style:name="T8" style:family="text">
      <style:text-properties fo:color="#000000" fo:font-weight="normal" officeooo:rsid="00646688" style:font-weight-asian="normal" style:font-weight-complex="normal"/>
    </style:style>
    <style:style style:name="T9" style:family="text">
      <style:text-properties fo:color="#000000" fo:font-weight="normal" officeooo:rsid="0065b57b" style:font-weight-asian="normal" style:font-weight-complex="normal"/>
    </style:style>
    <style:style style:name="T10" style:family="text">
      <style:text-properties fo:color="#000000" fo:font-weight="normal" officeooo:rsid="0069f8b4" style:font-weight-asian="normal" style:font-weight-complex="normal"/>
    </style:style>
    <style:style style:name="T11" style:family="text">
      <style:text-properties fo:color="#000000" fo:font-weight="normal" officeooo:rsid="006e3e84" style:font-weight-asian="normal" style:font-weight-complex="normal"/>
    </style:style>
    <style:style style:name="T12" style:family="text">
      <style:text-properties style:font-size-complex="10pt"/>
    </style:style>
    <style:style style:name="T13" style:family="text">
      <style:text-properties officeooo:rsid="001baafa"/>
    </style:style>
    <style:style style:name="T14" style:family="text">
      <style:text-properties officeooo:rsid="00312d7a"/>
    </style:style>
    <style:style style:name="T15" style:family="text">
      <style:text-properties fo:language="en" fo:country="none" style:font-name-asian="Times New Roman"/>
    </style:style>
    <style:style style:name="T16" style:family="text">
      <style:text-properties fo:language="en" fo:country="none" officeooo:rsid="0054635a" style:font-name-asian="Times New Roman"/>
    </style:style>
    <style:style style:name="T17" style:family="text">
      <style:text-properties officeooo:rsid="005201cc"/>
    </style:style>
    <style:style style:name="T18" style:family="text">
      <style:text-properties officeooo:rsid="00530451"/>
    </style:style>
    <style:style style:name="T19" style:family="text">
      <style:text-properties officeooo:rsid="0054635a"/>
    </style:style>
    <style:style style:name="T20" style:family="text">
      <style:text-properties officeooo:rsid="0059aa6b"/>
    </style:style>
    <style:style style:name="T21" style:family="text">
      <style:text-properties officeooo:rsid="005d3d6b"/>
    </style:style>
    <style:style style:name="T22" style:family="text">
      <style:text-properties fo:font-weight="bold" style:font-weight-asian="bold" style:font-weight-complex="bold"/>
    </style:style>
    <style:style style:name="T23" style:family="text">
      <style:text-properties fo:font-weight="bold" officeooo:rsid="00665756" style:font-weight-asian="bold" style:font-weight-complex="bold"/>
    </style:style>
    <style:style style:name="T24" style:family="text">
      <style:text-properties fo:font-weight="bold" officeooo:rsid="00677e4a" style:font-weight-asian="bold" style:font-weight-complex="bold"/>
    </style:style>
    <style:style style:name="T25" style:family="text">
      <style:text-properties fo:font-weight="bold" officeooo:rsid="0068e28c" style:font-weight-asian="bold" style:font-weight-complex="bold"/>
    </style:style>
    <style:style style:name="T26" style:family="text">
      <style:text-properties fo:font-weight="bold" officeooo:rsid="006bcaec" style:font-weight-asian="bold" style:font-weight-complex="bold"/>
    </style:style>
    <style:style style:name="T27" style:family="text">
      <style:text-properties fo:font-weight="bold" officeooo:rsid="006d0076" style:font-weight-asian="bold" style:font-weight-complex="bold"/>
    </style:style>
    <style:style style:name="T28" style:family="text">
      <style:text-properties fo:font-weight="bold" officeooo:rsid="006d77e1" style:font-weight-asian="bold" style:font-weight-complex="bold"/>
    </style:style>
    <style:style style:name="T29" style:family="text">
      <style:text-properties style:font-name="Tahoma"/>
    </style:style>
    <style:style style:name="T30" style:family="text">
      <style:text-properties style:font-name="Tahoma" fo:font-size="11pt" officeooo:rsid="00215412"/>
    </style:style>
    <style:style style:name="T31" style:family="text">
      <style:text-properties style:font-name="Tahoma" fo:font-size="11pt" officeooo:rsid="0068417e" style:font-name-asian="Times New Roman"/>
    </style:style>
    <style:style style:name="T32" style:family="text">
      <style:text-properties style:font-name="Tahoma" officeooo:rsid="005eb302"/>
    </style:style>
    <style:style style:name="T33" style:family="text">
      <style:text-properties style:font-name="Tahoma" officeooo:rsid="006fffc9"/>
    </style:style>
    <style:style style:name="T34" style:family="text">
      <style:text-properties officeooo:rsid="00665756"/>
    </style:style>
    <style:style style:name="T35" style:family="text">
      <style:text-properties style:font-name="Tahoma1" fo:font-size="10pt" officeooo:rsid="00665756" style:font-name-asian="Times New Roman" style:font-size-asian="10pt" style:font-name-complex="Arial1" style:font-size-complex="11pt"/>
    </style:style>
    <style:style style:name="T36" style:family="text">
      <style:text-properties style:font-name="Tahoma1" fo:font-size="10pt" officeooo:rsid="00677e4a" style:font-name-asian="Times New Roman" style:font-size-asian="10pt" style:font-name-complex="Arial1" style:font-size-complex="11pt"/>
    </style:style>
    <style:style style:name="T37" style:family="text">
      <style:text-properties style:font-name="Tahoma1" fo:font-size="10pt" officeooo:rsid="0069f8b4" style:font-name-asian="Times New Roman" style:font-size-asian="10pt" style:font-name-complex="Arial1" style:font-size-complex="11pt"/>
    </style:style>
    <style:style style:name="T38" style:family="text">
      <style:text-properties style:font-name="Tahoma1" fo:font-size="10pt" officeooo:rsid="006d0076" style:font-name-asian="Times New Roman" style:font-size-asian="10pt" style:font-name-complex="Arial1" style:font-size-complex="11pt"/>
    </style:style>
    <style:style style:name="T39" style:family="text">
      <style:text-properties style:font-name="Tahoma1" fo:font-size="10pt" officeooo:rsid="006fffc9" style:font-name-asian="Times New Roman" style:font-size-asian="10pt" style:font-name-complex="Arial1" style:font-size-complex="11pt"/>
    </style:style>
    <style:style style:name="T40" style:family="text">
      <style:text-properties style:font-name="Tahoma1" fo:font-size="10pt" fo:font-weight="bold" officeooo:rsid="00677e4a" style:font-name-asian="Times New Roman" style:font-size-asian="10pt" style:font-weight-asian="bold" style:font-name-complex="Arial1" style:font-size-complex="11pt" style:font-weight-complex="bold"/>
    </style:style>
    <style:style style:name="T41" style:family="text">
      <style:text-properties officeooo:rsid="00677e4a"/>
    </style:style>
    <style:style style:name="T42" style:family="text">
      <style:text-properties officeooo:rsid="0067a72b"/>
    </style:style>
    <style:style style:name="T43" style:family="text">
      <style:text-properties style:font-name="Calibri" fo:font-size="11pt"/>
    </style:style>
    <style:style style:name="T44" style:family="text">
      <style:text-properties style:font-name="Calibri" fo:font-size="11pt" officeooo:rsid="0067a72b"/>
    </style:style>
    <style:style style:name="T45" style:family="text">
      <style:text-properties style:font-name="Calibri" fo:font-size="11pt" officeooo:rsid="00530451"/>
    </style:style>
    <style:style style:name="T46" style:family="text">
      <style:text-properties style:font-name="Calibri" fo:font-size="11pt" officeooo:rsid="0062d90b"/>
    </style:style>
    <style:style style:name="T47" style:family="text">
      <style:text-properties style:font-name="Calibri" fo:font-size="11pt" officeooo:rsid="0067a72b" style:font-name-asian="Times New Roman"/>
    </style:style>
    <style:style style:name="T48" style:family="text">
      <style:text-properties style:font-name="Calibri" fo:font-size="11pt" officeooo:rsid="0068417e"/>
    </style:style>
    <style:style style:name="T49" style:family="text">
      <style:text-properties style:font-name="Calibri" fo:font-size="11pt" fo:font-weight="bold" officeooo:rsid="0067a72b" style:font-weight-asian="bold" style:font-weight-complex="bold"/>
    </style:style>
    <style:style style:name="T50" style:family="text">
      <style:text-properties officeooo:rsid="0068e28c"/>
    </style:style>
    <style:style style:name="T51" style:family="text">
      <style:text-properties officeooo:rsid="0069f8b4"/>
    </style:style>
    <style:style style:name="T52" style:family="text">
      <style:text-properties officeooo:rsid="005869f8"/>
    </style:style>
    <style:style style:name="T53" style:family="text">
      <style:text-properties officeooo:rsid="006d0076"/>
    </style:style>
    <style:style style:name="T54" style:family="text">
      <style:text-properties officeooo:rsid="006fffc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2">Syllabus</text:h>
      <text:h text:style-name="P13" text:outline-level="2">EN.500.111 HEART: <text:span text:style-name="T17">Choosing Statistical Methods</text:span></text:h>
      <text:h text:style-name="P8" text:outline-level="2">Instructor Contact</text:h>
      <text:p text:style-name="P2"><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3">ekernfe1@jh.edu</text:span></text:span></text:a><text:span text:style-name="Internet_20_link"><text:span text:style-name="T13"><text:line-break/></text:span></text:span><text:a xlink:type="simple" xlink:href="https://github.com/ekernf01/HEART_choosing_stat_methods" text:style-name="Internet_20_link" text:visited-style-name="Visited_20_Internet_20_Link"><text:span text:style-name="Internet_20_link"><text:span text:style-name="T13">Site: https://github.com/ekernf01/HEART_choosing_stat_methods</text:span></text:span></text:a></text:p>
      <text:p text:style-name="P29"><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 </text:span></text:span></text:p>
      <text:h text:style-name="P10" text:outline-level="2">Course Goals</text:h>
      <text:p text:style-name="P1"><text:span text:style-name="T14">The goals of the HEART program are to create community, </text:span>build excitemen<text:span text:style-name="T14">t, and let students </text:span>peek into research. <text:span text:style-name="T17">For this class, I hope to share a bird’s-eye view of data analysis that is often lost in the limitless arcane detail of specific topics. </text:span>Most classes on machine learning, mathematical modeling, and statistics focus on how to use a <text:span text:style-name="T21">pre-</text:span>specified model. They give students the technical skills to minimize a cost function, solve a fluid flow equation, train a neural network on a task, or construct a 95% margin of error for a relative risk estimate. <text:span text:style-name="T17">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9" text:outline-level="2">Prerequisites <text:span text:style-name="T17">&amp; equipment</text:span></text:h>
      <text:p text:style-name="P3"><text:span text:style-name="instructions1"><text:span text:style-name="T3">This course assumes </text:span></text:span><text:span text:style-name="instructions1"><text:span text:style-name="T4">some experience with algebra. It will cover some probability theory and some computer programming, but no prior experience is needed with probability or programming. All class sessions will involve hands-on computer programming. </text:span></text:span><text:span text:style-name="instructions1"><text:span text:style-name="T7">S</text:span></text:span><text:span text:style-name="instructions1"><text:span text:style-name="T4">tudents will need to bring a computer that can browse the internet. </text:span></text:span></text:p>
      <text:h text:style-name="P12" text:outline-level="2"><text:span text:style-name="T16">G</text:span><text:span text:style-name="T15">rading</text:span></text:h>
      <text:p text:style-name="P5">This course is pass-fail. <text:span text:style-name="T53">The </text:span><text:span text:style-name="T38">main</text:span><text:span text:style-name="T53"> requirement is that s</text:span>tudents must <text:span text:style-name="T34">report progress </text:span><text:span text:style-name="T38">each week</text:span><text:span text:style-name="T51">: </text:span><text:span text:style-name="T38">before or after each class</text:span><text:span text:style-name="T19">, </text:span><text:span text:style-name="T34">email </text:span><text:a xlink:type="simple" xlink:href="mailto:ekernffe1@jh.edu" text:style-name="Internet_20_link" text:visited-style-name="Visited_20_Internet_20_Link"><text:span text:style-name="T34">ekernfe1@jh.edu</text:span></text:a><text:span text:style-name="T34"> with a couple of sentences describing your work, and attach the documents you are working on</text:span><text:span text:style-name="T19">. </text:span></text:p>
      <text:p text:style-name="P6">Attendance</text:p>
      <text:p text:style-name="P5"><text:span text:style-name="T34">The HEART program expects students to attend 10/10 or 9/10 classes; </text:span><text:span text:style-name="T41">please do not miss class except for medical reasons or family medical reasons</text:span><text:span text:style-name="T34">. </text:span><text:span text:style-name="T35">If you need to miss class</text:span><text:span text:style-name="T34"> </text:span><text:span text:style-name="T36">for medical or family medical reasons</text:span><text:span text:style-name="T34">, </text:span><text:span text:style-name="T41">no doctor’s note or explanation is needed, but you will need to</text:span><text:span text:style-name="T34"> spend a </text:span><text:span text:style-name="T41">class-</text:span><text:span text:style-name="T34">equivalent amount of time working on course material and report progress the </text:span><text:span text:style-name="T37">usual</text:span><text:span text:style-name="T34"> way. </text:span><text:soft-page-break/><text:span text:style-name="T54">Once you send in your weekyl progress report, </text:span><text:span text:style-name="T39">t</text:span><text:span text:style-name="T41">his will be counted as if you had attended class. </text:span><text:span text:style-name="T40">T</text:span><text:span text:style-name="T23">o avoid transmitting illness, please don’t attend class if you have </text:span><text:span text:style-name="T24">respiratory symptoms.</text:span></text:p>
      <text:p text:style-name="P4"><text:span text:style-name="instructions1"><text:span text:style-name="T8">You may use ChatGPT </text:span></text:span><text:span text:style-name="instructions1"><text:span text:style-name="T9">or other large language models </text:span></text:span><text:span text:style-name="instructions1"><text:span text:style-name="T8">in this class. </text:span></text:span><text:span text:style-name="instructions1"><text:span text:style-name="T10">For learning purposes, I strongly recommend against copy-pasting code from ChatGPT or any other source. </text:span></text:span><text:span text:style-name="instructions1"><text:span text:style-name="T11">Instead, type it out yourself – you’ll learn the details better.</text:span></text:span></text:p>
      <text:h text:style-name="P11" text:outline-level="2">Calendar</text:h>
      <text:p text:style-name="P31"><text:span text:style-name="T44">Each </text:span><text:span text:style-name="T43">HEART course </text:span><text:span text:style-name="T49">meets only 10 times</text:span><text:span text:style-name="T44">. </text:span><text:span text:style-name="T47">Fall semester begins</text:span><text:span text:style-name="T43"> </text:span><text:span text:style-name="T45">8/</text:span><text:span text:style-name="T44">28</text:span><text:span text:style-name="T43">/202</text:span><text:span text:style-name="T46">3</text:span><text:span text:style-name="T43">. </text:span><text:span text:style-name="T44">We end </text:span><text:span text:style-name="T48">11/10/2023.</text:span><text:span text:style-name="T43"> </text:span></text:p>
      <table:table table:name="Table2" table:style-name="Table2">
        <table:table-column table:style-name="Table2.A"/>
        <table:table-column table:style-name="Table2.B"/>
        <table:table-row table:style-name="TableLine94583464850576">
          <table:table-cell table:style-name="Table2.A1" office:value-type="string">
            <text:p text:style-name="P26"><text:span text:style-name="T31">Section 18</text:span><text:span text:style-name="T30"> </text:span></text:p>
          </table:table-cell>
          <table:table-cell table:style-name="Table2.B1" office:value-type="string">
            <text:p text:style-name="P24">Tuesdays, Krieger 300, <text:span text:style-name="T54">5:30pm</text:span></text:p>
          </table:table-cell>
        </table:table-row>
        <table:table-row table:style-name="TableLine94583464492864">
          <table:table-cell table:style-name="Table2.A2" office:value-type="string">
            <text:p text:style-name="P25">Section 32</text:p>
          </table:table-cell>
          <table:table-cell table:style-name="Table2.B2" office:value-type="string">
            <text:p text:style-name="P33"><text:span text:style-name="T32">T</text:span><text:span text:style-name="T29">hursdays, Krieger 302, </text:span><text:span text:style-name="T33">5:30pm</text:span></text:p>
          </table:table-cell>
        </table:table-row>
      </table:table>
      <text:p text:style-name="P30"/>
      <text:p text:style-name="P30">Calendar</text:p>
      <table:table table:name="Table1" table:style-name="Table1">
        <table:table-column table:style-name="Table1.A"/>
        <table:table-column table:style-name="Table1.B"/>
        <table:table-row table:style-name="TableLine94583463318720">
          <table:table-cell table:style-name="Table1.A1" office:value-type="string">
            <text:p text:style-name="P23">Date </text:p>
          </table:table-cell>
          <table:table-cell table:style-name="Table1.B1" office:value-type="string">
            <text:p text:style-name="P23">Plan</text:p>
          </table:table-cell>
        </table:table-row>
        <table:table-row table:style-name="TableLine94583463329888">
          <table:table-cell table:style-name="Table1.A2" office:value-type="string">
            <text:p text:style-name="P23"><text:span text:style-name="T18">Aug</text:span> <text:span text:style-name="T18">29/</text:span><text:span text:style-name="T42">31</text:span></text:p>
          </table:table-cell>
          <table:table-cell table:style-name="Table1.B2" office:value-type="string">
            <text:p text:style-name="P19">Computing intro</text:p>
          </table:table-cell>
        </table:table-row>
        <table:table-row table:style-name="TableLine94583463365888">
          <table:table-cell table:style-name="Table1.A2" office:value-type="string">
            <text:p text:style-name="P27">Sept 5/<text:span text:style-name="T50">7</text:span></text:p>
          </table:table-cell>
          <table:table-cell table:style-name="Table1.B2" office:value-type="string">
            <text:p text:style-name="P28">Computing intro. <text:span text:style-name="T28">Eric is out of town; c</text:span><text:span text:style-name="T27">lass meets via Zoom </text:span><text:span text:style-name="T28">at https://JHUBlueJays.zoom.us/my/ekernf01</text:span><text:span text:style-name="T27">.</text:span></text:p>
          </table:table-cell>
        </table:table-row>
        <table:table-row table:style-name="TableLine94583463366480">
          <table:table-cell table:style-name="Table1.A2" office:value-type="string">
            <text:p text:style-name="P22">Sept 1<text:span text:style-name="T50">2/14</text:span></text:p>
          </table:table-cell>
          <table:table-cell table:style-name="Table1.B2" office:value-type="string">
            <text:p text:style-name="P21">Probability and statistics intro</text:p>
          </table:table-cell>
        </table:table-row>
        <table:table-row table:style-name="TableLine94583463367120">
          <table:table-cell table:style-name="Table1.A2" office:value-type="string">
            <text:p text:style-name="P22">Sept <text:span text:style-name="T50">19/21</text:span></text:p>
          </table:table-cell>
          <table:table-cell table:style-name="Table1.B2" office:value-type="string">
            <text:p text:style-name="P19">Probability and statistics intro<text:span text:style-name="T22"> </text:span><text:span text:style-name="T28">Eric may be out of town – zoom versus in person TBA. </text:span></text:p>
          </table:table-cell>
        </table:table-row>
        <table:table-row table:style-name="TableLine94583462990464">
          <table:table-cell table:style-name="Table1.A2" office:value-type="string">
            <text:p text:style-name="P22">Sept 2<text:span text:style-name="T50">6/28</text:span></text:p>
          </table:table-cell>
          <table:table-cell table:style-name="Table1.B2" office:value-type="string">
            <text:p text:style-name="P20">Probability and statistics intro</text:p>
          </table:table-cell>
        </table:table-row>
        <table:table-row table:style-name="TableLine94583462991216">
          <table:table-cell table:style-name="Table1.A2" office:value-type="string">
            <text:p text:style-name="P14">Oct 3/<text:span text:style-name="T50">5</text:span></text:p>
          </table:table-cell>
          <table:table-cell table:style-name="Table1.B2" office:value-type="string">
            <text:p text:style-name="P15">Efficient use of limited data</text:p>
          </table:table-cell>
        </table:table-row>
        <table:table-row table:style-name="TableLine94583462991968">
          <table:table-cell table:style-name="Table1.A2" office:value-type="string">
            <text:p text:style-name="P14">Oct <text:span text:style-name="T50">10/12</text:span></text:p>
          </table:table-cell>
          <table:table-cell table:style-name="Table1.B2" office:value-type="string">
            <text:p text:style-name="P15">Tolerating mistaken assumptions</text:p>
          </table:table-cell>
        </table:table-row>
        <table:table-row table:style-name="TableLine94583462455088">
          <table:table-cell table:style-name="Table1.A2" office:value-type="string">
            <text:p text:style-name="P14">Oct 17/<text:span text:style-name="T50">19</text:span></text:p>
          </table:table-cell>
          <table:table-cell table:style-name="Table1.B2" office:value-type="string">
            <text:p text:style-name="P16"><text:span text:style-name="T26">No class; </text:span><text:span text:style-name="T25">WSE fall break</text:span></text:p>
          </table:table-cell>
        </table:table-row>
        <table:table-row table:style-name="TableLine94583462455808">
          <table:table-cell table:style-name="Table1.A2" office:value-type="string">
            <text:p text:style-name="P14">Oct 24/<text:span text:style-name="T50">26</text:span></text:p>
          </table:table-cell>
          <table:table-cell table:style-name="Table1.B2" office:value-type="string">
            <text:p text:style-name="P18">Tolerating outliers</text:p>
          </table:table-cell>
        </table:table-row>
        <table:table-row table:style-name="TableLine94583463134640">
          <table:table-cell table:style-name="Table1.A2" office:value-type="string">
            <text:p text:style-name="P14">Oct 31/<text:span text:style-name="T50">Nov 2</text:span></text:p>
          </table:table-cell>
          <table:table-cell table:style-name="Table1.B2" office:value-type="string">
            <text:p text:style-name="P16"><text:span text:style-name="T20">Variable selection and b</text:span>eing “conservative” or “careful” in various senses</text:p>
          </table:table-cell>
        </table:table-row>
        <table:table-row table:style-name="TableLine94583463135440">
          <table:table-cell table:style-name="Table1.A2" office:value-type="string">
            <text:p text:style-name="P14">Nov 7/<text:span text:style-name="T50">9</text:span></text:p>
          </table:table-cell>
          <table:table-cell table:style-name="Table1.B2" office:value-type="string">
            <text:p text:style-name="P17">Variable selection and b<text:span text:style-name="T52">eing “conservative” or “careful” in various senses</text:span> </text:p>
          </table:table-cell>
        </table:table-row>
      </table:table>
      <text:h text:style-name="P7"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12">Disability Services Graduate Registration Form </text:span></text:span></text:a><draw:a xlink:type="simple" xlink:href="https://ep.jhu.edu/system/files/request-for-accomodation.docx"><draw:frame draw:style-name="fr1" draw:name="Picture 1" text:anchor-type="as-char" svg:width="0.1252in" svg:height="0.1252in" draw:z-index="3"><draw:image xlink:href="Pictures/100002000000000C0000000C557A3E96748616A3.png" xlink:type="simple" xlink:show="embed" xlink:actuate="onLoad" loext:mime-type="image/png"/><svg:desc>doc icon</svg:desc></draw:frame></draw:a> along with supporting documentation from a qualified diagnostician that:</text:p>
      <text:list xml:id="list364996719" text:style-name="WWNum19">
        <text:list-item>
          <text:p text:style-name="P34">Identifies the type of disability</text:p>
        </text:list-item>
        <text:list-item>
          <text:p text:style-name="P34">Describes the current level of functioning in an academic setting</text:p>
        </text:list-item>
        <text:list-item>
          <text:p text:style-name="P34">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12">ep-disability-svcs@jhu.edu</text:span></text:span></text:a><draw:a xlink:type="simple" xlink:href="mailto:ep-disability-svcs@jhu.edu"><draw:frame draw:style-name="fr1" draw:name="Picture 2" text:anchor-type="as-char" svg:width="0.1252in" svg:height="0.1252in" draw:z-index="4"><draw:image xlink:href="Pictures/100002000000000C0000000C25FFED117A30CAE7.png" xlink:type="simple" xlink:show="embed" xlink:actuate="onLoad" loext:mime-type="image/png"/><svg:desc>email icon</svg:desc></draw:frame></draw: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Tahoma"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1"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1"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1"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2" text:anchor-type="char" svg:x="-0.5335in" svg:y="10.0417in" svg:width="8.0598in" svg:height="0.7319in" draw:z-index="2"><draw:image xlink:href="Pictures/100E7E90000051BF00000758612328FE2BD67474.emf" xlink:type="simple" xlink:show="embed" xlink:actuate="onLoad" loext:mime-type="image/x-emf"/><draw:image xlink:href="Pictures/100002010000031700000047835667A0541BE06C.png" xlink:type="simple" xlink:show="embed" xlink:actuate="onLoad" loext:mime-type="image/png"/><svg:desc>EP footer with shield logo and website url.</svg:desc></draw:frame></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llabus</dc:title>
    <meta:editing-cycles>58</meta:editing-cycles>
    <meta:print-date>2012-04-05T20:06:00</meta:print-date>
    <meta:creation-date>2021-07-28T16:30:50.960567517</meta:creation-date>
    <dc:date>2023-08-23T14:04:18.879447705</dc:date>
    <meta:editing-duration>P1DT9H56M1S</meta:editing-duration>
    <meta:generator>LibreOffice/6.4.7.2$Linux_X86_64 LibreOffice_project/40$Build-2</meta:generator>
    <meta:document-statistic meta:table-count="2" meta:image-count="3" meta:object-count="0" meta:page-count="3" meta:paragraph-count="63" meta:word-count="1143" meta:character-count="7579" meta:non-whitespace-character-count="6488"/>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